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2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0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1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59">
            <text:p>違章建築拆除案件</text:p>
          </table:table-cell>
          <table:covered-table-cell table:number-columns-repeated="9"/>
          <table:table-cell table:number-columns-spanned="8" table:number-rows-spanned="1" table:style-name="ce61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66">
            <text:p>中華民國104年02月</text:p>
          </table:table-cell>
          <table:covered-table-cell table:number-columns-repeated="9"/>
          <table:table-cell office:value-type="string" table:number-columns-spanned="8" table:number-rows-spanned="1" table:style-name="ce64">
            <text:p><text:s text:c="8"/>February <text:s text:c="2"/>- 2015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3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2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2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3">
            <text:p>總計</text:p>
          </table:table-cell>
          <table:covered-table-cell/>
          <table:table-cell office:value-type="string" table:number-columns-spanned="3" table:number-rows-spanned="2" table:style-name="ce67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1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68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9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0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4">
            <text:p>至本月底</text:p>
            <text:p>尚未拆除總數</text:p>
          </table:table-cell>
          <table:table-cell office:value-type="string" table:number-columns-spanned="1" table:number-rows-spanned="2" table:style-name="ce69">
            <text:p>本月拆除總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9">
            <text:p>本月尚未</text:p>
            <text:p>拆除數</text:p>
          </table:table-cell>
          <table:table-cell office:value-type="string" table:number-columns-spanned="1" table:number-rows-spanned="2" table:style-name="ce76">
            <text:p>本月</text:p>
            <text:p>拆除數</text:p>
          </table:table-cell>
          <table:table-cell office:value-type="string" table:number-columns-spanned="1" table:number-rows-spanned="2" table:style-name="ce78">
            <text:p>本年度累計至本月底</text:p>
            <text:p>移送法辦數</text:p>
          </table:table-cell>
          <table:table-cell office:value-type="string" table:number-columns-spanned="1" table:number-rows-spanned="2" table:style-name="ce77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19967" table:style-name="ce11">
            <text:p><text:s/>619,967<text:s/></text:p>
          </table:table-cell>
          <table:table-cell office:value-type="float" office:value="1026" table:style-name="ce12">
            <text:p><text:s/>1,026<text:s/></text:p>
          </table:table-cell>
          <table:table-cell office:value-type="float" office:value="35199" table:style-name="ce12">
            <text:p><text:s/>35,19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578594" table:style-name="ce12">
            <text:p><text:s/>578,59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06" table:style-name="ce12">
            <text:p><text:s/>406<text:s/></text:p>
          </table:table-cell>
          <table:table-cell office:value-type="float" office:value="2936" table:style-name="ce12">
            <text:p><text:s/>2,936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81" table:style-name="ce12">
            <text:p><text:s/>181<text:s/></text:p>
          </table:table-cell>
          <table:table-cell office:value-type="float" office:value="3664" table:style-name="ce12">
            <text:p><text:s/>3,664<text:s/></text:p>
          </table:table-cell>
          <table:table-cell office:value-type="float" office:value="3238" table:style-name="ce12">
            <text:p><text:s/>3,238<text:s/></text:p>
          </table:table-cell>
          <table:table-cell office:value-type="float" office:value="426" table:style-name="ce12">
            <text:p><text:s/>426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196455" table:style-name="ce11">
            <text:p><text:s/>196,455<text:s/></text:p>
          </table:table-cell>
          <table:table-cell office:value-type="float" office:value="187" table:style-name="ce12">
            <text:p><text:s/>18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3562" table:style-name="ce12">
            <text:p><text:s/>193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1138" table:style-name="ce12">
            <text:p><text:s/>1,13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1771" table:style-name="ce12">
            <text:p><text:s/>1,771<text:s/></text:p>
          </table:table-cell>
          <table:table-cell office:value-type="float" office:value="1755" table:style-name="ce12">
            <text:p><text:s/>1,755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3967" table:style-name="ce11">
            <text:p><text:s/>83,967<text:s/></text:p>
          </table:table-cell>
          <table:table-cell office:value-type="float" office:value="230" table:style-name="ce12">
            <text:p><text:s/>230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6816" table:style-name="ce12">
            <text:p><text:s/>76,8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4" table:style-name="ce12">
            <text:p><text:s/>154<text:s/></text:p>
          </table:table-cell>
          <table:table-cell office:value-type="float" office:value="314" table:style-name="ce12">
            <text:p><text:s/>3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3" table:style-name="ce12">
            <text:p><text:s/>33<text:s/></text:p>
          </table:table-cell>
          <table:table-cell office:value-type="float" office:value="318" table:style-name="ce12">
            <text:p><text:s/>318<text:s/></text:p>
          </table:table-cell>
          <table:table-cell office:value-type="float" office:value="275" table:style-name="ce12">
            <text:p><text:s/>275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46643" table:style-name="ce11">
            <text:p><text:s/>46,643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190" table:style-name="ce12">
            <text:p><text:s/>45,19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445" table:style-name="ce12">
            <text:p><text:s/>44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80" table:style-name="ce12">
            <text:p><text:s/>280<text:s/></text:p>
          </table:table-cell>
          <table:table-cell office:value-type="float" office:value="274" table:style-name="ce12">
            <text:p><text:s/>274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0710" table:style-name="ce11">
            <text:p><text:s/>60,710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12754" table:style-name="ce12">
            <text:p><text:s/>12,75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47538" table:style-name="ce12">
            <text:p><text:s/>47,53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222" table:style-name="ce12">
            <text:p><text:s/>2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208" table:style-name="ce12">
            <text:p><text:s/>208<text:s/></text:p>
          </table:table-cell>
          <table:table-cell office:value-type="float" office:value="196" table:style-name="ce12">
            <text:p><text:s/>196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3373" table:style-name="ce11">
            <text:p><text:s/>23,373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444" table:style-name="ce12">
            <text:p><text:s/>19,44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177" table:style-name="ce12">
            <text:p><text:s/>17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43" table:style-name="ce12">
            <text:p><text:s/>143<text:s/></text:p>
          </table:table-cell>
          <table:table-cell office:value-type="float" office:value="143" table:style-name="ce12">
            <text:p><text:s/>14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0293" table:style-name="ce11">
            <text:p><text:s/>120,293<text:s/></text:p>
          </table:table-cell>
          <table:table-cell office:value-type="float" office:value="372" table:style-name="ce12">
            <text:p><text:s/>372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9619" table:style-name="ce12">
            <text:p><text:s/>119,61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284" table:style-name="ce12">
            <text:p><text:s/>28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482" table:style-name="ce12">
            <text:p><text:s/>482<text:s/></text:p>
          </table:table-cell>
          <table:table-cell office:value-type="float" office:value="221" table:style-name="ce12">
            <text:p><text:s/>221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5483" table:style-name="ce11">
            <text:p><text:s/>85,483<text:s/></text:p>
          </table:table-cell>
          <table:table-cell office:value-type="float" office:value="118" table:style-name="ce12">
            <text:p><text:s/>118<text:s/></text:p>
          </table:table-cell>
          <table:table-cell office:value-type="float" office:value="10890" table:style-name="ce12">
            <text:p><text:s/>10,89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73894" table:style-name="ce12">
            <text:p><text:s/>73,89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346" table:style-name="ce12">
            <text:p><text:s/>346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441" table:style-name="ce12">
            <text:p><text:s/>441<text:s/></text:p>
          </table:table-cell>
          <table:table-cell office:value-type="float" office:value="353" table:style-name="ce12">
            <text:p><text:s/>353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2857" table:style-name="ce13">
            <text:p><text:s/>2,857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74" table:style-name="ce14">
            <text:p><text:s/>1,17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5922" table:style-name="ce13">
            <text:p><text:s/>5,9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722" table:style-name="ce14">
            <text:p><text:s/>4,7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505" table:style-name="ce13">
            <text:p><text:s/>2,505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84" table:style-name="ce14">
            <text:p><text:s/>2,48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260" table:style-name="ce13">
            <text:p><text:s/>7,260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961" table:style-name="ce14">
            <text:p><text:s/>6,96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44" table:style-name="ce14">
            <text:p><text:s/>44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007" table:style-name="ce13">
            <text:p><text:s/>2,00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89" table:style-name="ce14">
            <text:p><text:s/>1,88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658" table:style-name="ce13">
            <text:p><text:s/>2,658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2120" table:style-name="ce14">
            <text:p><text:s/>2,12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510" table:style-name="ce14">
            <text:p><text:s/>51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122" table:style-name="ce13">
            <text:p><text:s/>3,1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99" table:style-name="ce14">
            <text:p><text:s/>2,6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8" table:style-name="ce14">
            <text:p><text:s/>3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3253" table:style-name="ce13">
            <text:p><text:s/>13,253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306" table:style-name="ce14">
            <text:p><text:s/>12,3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4" table:style-name="ce14">
            <text:p><text:s/>114<text:s/></text:p>
          </table:table-cell>
          <table:table-cell office:value-type="float" office:value="66" table:style-name="ce14">
            <text:p><text:s/>66<text:s/></text:p>
          </table:table-cell>
          <table:table-cell office:value-type="float" office:value="48" table:style-name="ce14">
            <text:p><text:s/>4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861" table:style-name="ce13">
            <text:p><text:s/>86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36" table:style-name="ce14">
            <text:p><text:s/>8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59" table:style-name="ce13">
            <text:p><text:s/>2,75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40" table:style-name="ce14">
            <text:p><text:s/>2,7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69" table:style-name="ce13">
            <text:p><text:s/>69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9" table:style-name="ce14">
            <text:p><text:s/>6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7751" table:style-name="ce13">
            <text:p><text:s/>17,751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808" table:style-name="ce14">
            <text:p><text:s/>16,8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4" table:style-name="ce14">
            <text:p><text:s/>24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8184" table:style-name="ce13">
            <text:p><text:s/>8,184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947" table:style-name="ce14">
            <text:p><text:s/>7,9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96" table:style-name="ce14">
            <text:p><text:s/>9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0" table:style-name="ce14">
            <text:p><text:s/>140<text:s/></text:p>
          </table:table-cell>
          <table:table-cell office:value-type="float" office:value="140" table:style-name="ce14">
            <text:p><text:s/>1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275" table:style-name="ce13">
            <text:p><text:s/>16,275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749" table:style-name="ce14">
            <text:p><text:s/>12,7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043" table:style-name="ce11">
            <text:p><text:s/>3,04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31" table:style-name="ce12">
            <text:p><text:s/>2,5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484" table:style-name="ce13">
            <text:p><text:s/>2,48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55" table:style-name="ce14">
            <text:p><text:s/>2,4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1" table:style-name="ce14">
            <text:p><text:s/>21<text:s/></text:p>
          </table:table-cell>
          <table:table-cell office:value-type="float" office:value="21" table:style-name="ce14">
            <text:p><text:s/>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59" table:style-name="ce13">
            <text:p><text:s/>55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6" table:style-name="ce14">
            <text:p><text:s/>7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table:style-name="ce6"/>
          <table:table-cell table:style-name="ce7"/>
          <table:table-cell table:style-name="ce11"/>
          <table:table-cell table:number-columns-repeated="15" table:style-name="ce12"/>
          <table:table-cell table:number-columns-repeated="16366" table:style-name="ce5"/>
        </table:table-row>
        <table:table-row table:number-rows-repeated="2" table:style-name="ro5">
          <table:table-cell table:style-name="ce9"/>
          <table:table-cell table:style-name="ce8"/>
          <table:table-cell table:style-name="ce13"/>
          <table:table-cell table:number-columns-repeated="15" table:style-name="ce14"/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ohome</meta:initial-creator>
    <dc:creator>cpa</dc:creator>
    <meta:creation-date>2003-10-23T06:49:28Z</meta:creation-date>
    <dc:date>2015-09-01T02:54:06Z</dc:date>
    <meta:print-date>2013-12-12T03:50:57Z</meta:print-date>
  </office:meta>
</office:document-meta>
</file>